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THE REDEEMED (92:1-5, 8, 10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 AND THE REDEEMED (92:1-5, 8, 10-15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they are to do (92:1, 8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 they are to do it (92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ow they are to do it (92: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y they are to do it (92:4-5, 10-1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-title-Title-Slide" presentation:presentation-page-layout-name="Master1-PPL1" draw:id="Slide-258">
        <draw:frame draw:id="id87" presentation:style-name="a465" draw:name="Title 1" svg:x="1.38in" svg:y="0.83in" svg:width="10.3in" svg:height="4.42in" presentation:class="title" presentation:placeholder="false">
          <draw:text-box>
            <text:p text:style-name="a464" text:class-names="" text:cond-style-name=""><text:span text:style-name="a462" text:class-names=""><text:s text:c="1"/>Why they are to do it (92:4-5, 10-15)<text:s text:c="1"/></text:span><text:span text:style-name="a463" text:class-names=""/></text:p>
          </draw:text-box>
          <svg:title/>
          <svg:desc/>
        </draw:frame>
        <draw:frame draw:id="id88" presentation:style-name="a470" draw:name="Subtitle 2" svg:x="1.38in" svg:y="5.25in" svg:width="10.3in" svg:height="1.85in" presentation:class="subtitle" presentation:placeholder="false">
          <draw:text-box>
            <text:p text:style-name="a467" text:class-names="" text:cond-style-name=""><text:span text:style-name="a466" text:class-names=""><text:s text:c="1"/>Because of God's person (92:4-5)<text:s text:c="1"/></text:span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Because of God's person (92:4-5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actions (92: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thoughts (92:5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Why they are to do it (92:4-5, 10-15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Because of God's person (92:4-5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Because of God's provision (92:10-15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Because of God's provision (92:10-15)<text:s text:c="1"/></text:span><text:span text:style-name="a503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For strength (92: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For victory (92:1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For growth (92:12-1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Why they are to do it (92:4-5, 10-15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Because of God's person (92:4-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Because of God's provision (92:10-15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GOD AND THE REDEEMED (92:1-5, 8, 10-15)<text:s text:c="1"/></text:span><text:span text:style-name="a536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at they are to do (92:1, 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en they are to do it (92:2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How they are to do it (92:3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Why they are to do it (92:4-5, 10-15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PSALM 92<text:s text:c="1"/></text:span><text:span text:style-name="a557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GOD AND THE REDEEMED (92:1-5, 8, 10-15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GOD AND THE REBELLIOUS (92:6-7, 9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2 </dc:title>
    <meta:initial-creator>David STRICKLAND</meta:initial-creator>
    <dc:creator>David STRICKLAND</dc:creator>
    <meta:creation-date>2020-02-22T19:34:01Z</meta:creation-date>
    <dc:date>2020-02-22T19:34:01Z</dc:date>
    <meta:template xlink:href="BibleStudy" xlink:type="simple"/>
    <meta:editing-cycles>1</meta:editing-cycles>
    <meta:editing-duration>PT0S</meta:editing-duration>
    <meta:document-statistic meta:paragraph-count="30" meta:word-count="265"/>
  </office:meta>
</office:document-meta>
</file>